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Standard">
      <style:text-properties style:font-name="Hack" fo:font-size="10pt" officeooo:rsid="000964ba" officeooo:paragraph-rsid="000a5a61" style:font-size-asian="10pt" style:font-size-complex="10pt"/>
    </style:style>
    <style:style style:name="P3" style:family="paragraph" style:parent-style-name="Standard">
      <style:text-properties style:font-name="Hack" fo:font-size="10pt" officeooo:paragraph-rsid="000a5a61" style:font-size-asian="10pt" style:font-size-complex="10pt"/>
    </style:style>
    <style:style style:name="P4" style:family="paragraph" style:parent-style-name="Standard">
      <style:text-properties officeooo:rsid="000a5a61" officeooo:paragraph-rsid="000a5a61"/>
    </style:style>
    <style:style style:name="P5" style:family="paragraph" style:parent-style-name="Text_20_body">
      <style:text-properties officeooo:rsid="000964ba" officeooo:paragraph-rsid="000964ba"/>
    </style:style>
    <style:style style:name="P6" style:family="paragraph" style:parent-style-name="Text_20_body">
      <style:text-properties officeooo:paragraph-rsid="000964ba"/>
    </style:style>
    <style:style style:name="T1" style:family="text">
      <style:text-properties officeooo:rsid="000964ba"/>
    </style:style>
    <style:style style:name="T2" style:family="text">
      <style:text-properties officeooo:rsid="000ac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6">Commands are JSON files. <text:s/>You <text:span text:style-name="T1">create a command, copy it to</text:span></text:p>
      <text:p text:style-name="P6"><text:tab/><text:span text:style-name="T1">/opt/osdp-conformance/run/CP/open_osdp_command.json</text:span></text:p>
      <text:p text:style-name="P5">the “HUP” the process (see do-HUP-CP.)</text:p>
      <text:p text:style-name="P5">Example command. <text:s/>There's always a “command”, the other items depend on the specific command.</text:p>
      <text:p text:style-name="P1"><text:tab/>{</text:p>
      <text:p text:style-name="P1"><text:tab/> <text:s/>“command” : “xwrite”,</text:p>
      <text:p text:style-name="P1"><text:tab/> <text:s/>“action” : “set-mode”,</text:p>
      <text:p text:style-name="P1"><text:tab/> <text:s/>“mode” : “1”,</text:p>
      <text:p text:style-name="P1"><text:tab/> <text:s/>“#” : “_end”</text:p>
      <text:p text:style-name="P1"><text:tab/>}</text:p>
      <text:h text:style-name="Heading_20_1" text:outline-level="1">Commands</text:h>
      <text:p text:style-name="P5">see oo_cmdbreech.c for the command processor. <text:s/><text:span text:style-name="T2">The command queue is handled in oo_process.c.</text:span></text:p>
      <text:p text:style-name="P3"><text:tab/>{</text:p>
      <text:p text:style-name="P3"><text:tab/> <text:s/>“command” : “xwrite”,</text:p>
      <text:p text:style-name="P3"><text:tab/> <text:s/>“action” : “set-mode”,</text:p>
      <text:p text:style-name="P3"><text:tab/> <text:s/>“mode” : “1”,</text:p>
      <text:p text:style-name="P3"><text:tab/> <text:s/>“#” : “_end”</text:p>
      <text:p text:style-name="P2"><text:tab/>}</text:p>
      <text:p text:style-name="P2"/>
      <text:h text:style-name="Heading_20_3" text:outline-level="3">command xwrite</text:h>
      <text:p text:style-name="P4">options:</text:p>
      <text:p text:style-name="P4"><text:tab/>action - “set-mode” [mode - “1” or “0”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6:05:58.905028561</dc:date>
    <meta:editing-duration>PT7M29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86" meta:character-count="583" meta:non-whitespace-character-count="486"/>
  </office:meta>
</office:document-meta>
</file>